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5669" calcext:value-type="float">
            <text:p>13.56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7181" calcext:value-type="float">
            <text:p>13.71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243" calcext:value-type="float">
            <text:p>13.82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9395" calcext:value-type="float">
            <text:p>13.93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9286" calcext:value-type="float">
            <text:p>13.9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0735" calcext:value-type="float">
            <text:p>14.07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273" calcext:value-type="float">
            <text:p>14.22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2969" calcext:value-type="float">
            <text:p>14.29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3422" calcext:value-type="float">
            <text:p>14.3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5193" calcext:value-type="float">
            <text:p>14.5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5326" calcext:value-type="float">
            <text:p>14.53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6414" calcext:value-type="float">
            <text:p>14.64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7665" calcext:value-type="float">
            <text:p>14.7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935" calcext:value-type="float">
            <text:p>14.9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0286" calcext:value-type="float">
            <text:p>15.02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127" calcext:value-type="float">
            <text:p>15.1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3243" calcext:value-type="float">
            <text:p>15.32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3841" calcext:value-type="float">
            <text:p>15.38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5484" calcext:value-type="float">
            <text:p>15.5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7417" calcext:value-type="float">
            <text:p>15.74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8264" calcext:value-type="float">
            <text:p>15.82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0389" calcext:value-type="float">
            <text:p>16.03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1855" calcext:value-type="float">
            <text:p>16.18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2963" calcext:value-type="float">
            <text:p>16.29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4874" calcext:value-type="float">
            <text:p>16.48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5259" calcext:value-type="float">
            <text:p>16.52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7946" calcext:value-type="float">
            <text:p>16.79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8545" calcext:value-type="float">
            <text:p>16.85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9907" calcext:value-type="float">
            <text:p>16.99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301" calcext:value-type="float">
            <text:p>17.3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3731" calcext:value-type="float">
            <text:p>17.37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385" calcext:value-type="float">
            <text:p>17.53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8095" calcext:value-type="float">
            <text:p>17.80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9032" calcext:value-type="float">
            <text:p>17.90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.2011" calcext:value-type="float">
            <text:p>18.2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4114" calcext:value-type="float">
            <text:p>18.4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5325" calcext:value-type="float">
            <text:p>18.53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.759" calcext:value-type="float">
            <text:p>18.7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.0062" calcext:value-type="float">
            <text:p>19.00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.1465" calcext:value-type="float">
            <text:p>19.14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2774" calcext:value-type="float">
            <text:p>19.27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4305" calcext:value-type="float">
            <text:p>19.4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8493" calcext:value-type="float">
            <text:p>19.84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875" calcext:value-type="float">
            <text:p>19.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.3478" calcext:value-type="float">
            <text:p>20.34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5147" calcext:value-type="float">
            <text:p>20.5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7481" calcext:value-type="float">
            <text:p>20.74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9302" calcext:value-type="float">
            <text:p>20.93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312" calcext:value-type="float">
            <text:p>21.3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5122" calcext:value-type="float">
            <text:p>21.51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9661" calcext:value-type="float">
            <text:p>21.96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.0345" calcext:value-type="float">
            <text:p>22.03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2261" calcext:value-type="float">
            <text:p>22.22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.7027" calcext:value-type="float">
            <text:p>22.70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.215" calcext:value-type="float">
            <text:p>23.2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.6471" calcext:value-type="float">
            <text:p>23.64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703" calcext:value-type="float">
            <text:p>23.7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2449" calcext:value-type="float">
            <text:p>24.24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6316" calcext:value-type="float">
            <text:p>24.63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0435" calcext:value-type="float">
            <text:p>25.04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6854" calcext:value-type="float">
            <text:p>25.68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.1628" calcext:value-type="float">
            <text:p>26.16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.1628" calcext:value-type="float">
            <text:p>26.16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.3571" calcext:value-type="float">
            <text:p>26.35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7805" calcext:value-type="float">
            <text:p>26.78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561" calcext:value-type="float">
            <text:p>26.5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6667" calcext:value-type="float">
            <text:p>26.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.6923" calcext:value-type="float">
            <text:p>27.69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.4595" calcext:value-type="float">
            <text:p>28.45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8493" calcext:value-type="float">
            <text:p>28.84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.8286" calcext:value-type="float">
            <text:p>29.82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.4412" calcext:value-type="float">
            <text:p>30.44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.6269" calcext:value-type="float">
            <text:p>30.62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.5692" calcext:value-type="float">
            <text:p>31.56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.2923" calcext:value-type="float">
            <text:p>31.29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.2258" calcext:value-type="float">
            <text:p>32.22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.5172" calcext:value-type="float">
            <text:p>33.51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.2542" calcext:value-type="float">
            <text:p>33.25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.7895" calcext:value-type="float">
            <text:p>33.78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.3929" calcext:value-type="float">
            <text:p>34.39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.3929" calcext:value-type="float">
            <text:p>34.39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.3929" calcext:value-type="float">
            <text:p>34.39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.6604" calcext:value-type="float">
            <text:p>35.66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.3462" calcext:value-type="float">
            <text:p>36.34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.3462" calcext:value-type="float">
            <text:p>36.34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0588" calcext:value-type="float">
            <text:p>37.05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0588" calcext:value-type="float">
            <text:p>37.05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.2041" calcext:value-type="float">
            <text:p>38.20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8367" calcext:value-type="float">
            <text:p>37.83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.16" calcext:value-type="float">
            <text:p>38.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.3043" calcext:value-type="float">
            <text:p>40.30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.9024" calcext:value-type="float">
            <text:p>43.90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6977" calcext:value-type="float">
            <text:p>42.69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7.1892" calcext:value-type="float">
            <text:p>47.18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6.4211" calcext:value-type="float">
            <text:p>46.42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.3714" calcext:value-type="float">
            <text:p>49.37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9.3714" calcext:value-type="float">
            <text:p>49.37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1.2727" calcext:value-type="float">
            <text:p>51.27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.875" calcext:value-type="float">
            <text:p>52.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.4194" calcext:value-type="float">
            <text:p>53.41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9.3333" calcext:value-type="float">
            <text:p>59.33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9.3333" calcext:value-type="float">
            <text:p>59.33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.6667" calcext:value-type="float">
            <text:p>58.66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.2143" calcext:value-type="float">
            <text:p>57.21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.6667" calcext:value-type="float">
            <text:p>58.66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.6667" calcext:value-type="float">
            <text:p>58.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4.9565" calcext:value-type="float">
            <text:p>64.956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7.0909" calcext:value-type="float">
            <text:p>67.09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4.9565" calcext:value-type="float">
            <text:p>64.95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7.0909" calcext:value-type="float">
            <text:p>67.09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7.0909" calcext:value-type="float">
            <text:p>67.09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9.4286" calcext:value-type="float">
            <text:p>69.4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.2727" calcext:value-type="float">
            <text:p>66.27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7.0909" calcext:value-type="float">
            <text:p>67.09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8.5714" calcext:value-type="float">
            <text:p>68.57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3.8947" calcext:value-type="float">
            <text:p>73.89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9.4118" calcext:value-type="float">
            <text:p>79.41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9.4118" calcext:value-type="float">
            <text:p>79.41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9.4118" calcext:value-type="float">
            <text:p>79.41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9.875" calcext:value-type="float">
            <text:p>79.8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8.7143" calcext:value-type="float">
            <text:p>88.71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.4286" calcext:value-type="float">
            <text:p>87.42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4.8571" calcext:value-type="float">
            <text:p>84.85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3.5714" calcext:value-type="float">
            <text:p>83.57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8.6154" calcext:value-type="float">
            <text:p>88.61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2.2857" calcext:value-type="float">
            <text:p>82.28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.2308" calcext:value-type="float">
            <text:p>87.23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8.1818" calcext:value-type="float">
            <text:p>98.18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.2727" calcext:value-type="float">
            <text:p>93.27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3.75" calcext:value-type="float">
            <text:p>123.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0.857" calcext:value-type="float">
            <text:p>120.8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.857" calcext:value-type="float">
            <text:p>120.85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5.75" calcext:value-type="float">
            <text:p>105.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0.571" calcext:value-type="float">
            <text:p>110.5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2.857" calcext:value-type="float">
            <text:p>102.85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.286" calcext:value-type="float">
            <text:p>100.2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5.1429" calcext:value-type="float">
            <text:p>95.14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1.7143" calcext:value-type="float">
            <text:p>61.71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.5" calcext:value-type="float">
            <text:p>94.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50318" calcext:value-type="float">
            <text:p>9.50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9207" calcext:value-type="float">
            <text:p>9.9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2838" calcext:value-type="float">
            <text:p>10.28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6698" calcext:value-type="float">
            <text:p>10.66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9643" calcext:value-type="float">
            <text:p>10.96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676" calcext:value-type="float">
            <text:p>11.36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8864" calcext:value-type="float">
            <text:p>11.88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3438" calcext:value-type="float">
            <text:p>12.34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8155" calcext:value-type="float">
            <text:p>12.81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2569" calcext:value-type="float">
            <text:p>13.25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6969" calcext:value-type="float">
            <text:p>13.69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172" calcext:value-type="float">
            <text:p>14.1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6617" calcext:value-type="float">
            <text:p>14.66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827" calcext:value-type="float">
            <text:p>15.18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6571" calcext:value-type="float">
            <text:p>15.65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1564" calcext:value-type="float">
            <text:p>16.15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2561" calcext:value-type="float">
            <text:p>17.2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.0323" calcext:value-type="float">
            <text:p>18.03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.6679" calcext:value-type="float">
            <text:p>18.66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034" calcext:value-type="float">
            <text:p>19.0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7354" calcext:value-type="float">
            <text:p>19.73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.5242" calcext:value-type="float">
            <text:p>20.52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4958" calcext:value-type="float">
            <text:p>21.49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.1034" calcext:value-type="float">
            <text:p>22.10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9375" calcext:value-type="float">
            <text:p>22.93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4591" calcext:value-type="float">
            <text:p>23.45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.1308" calcext:value-type="float">
            <text:p>24.13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1602" calcext:value-type="float">
            <text:p>25.16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7612" calcext:value-type="float">
            <text:p>25.7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5692" calcext:value-type="float">
            <text:p>26.56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4286" calcext:value-type="float">
            <text:p>27.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.8548" calcext:value-type="float">
            <text:p>27.85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.9553" calcext:value-type="float">
            <text:p>28.95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.6457" calcext:value-type="float">
            <text:p>29.64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716" calcext:value-type="float">
            <text:p>30.7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.3614" calcext:value-type="float">
            <text:p>31.36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.3602" calcext:value-type="float">
            <text:p>32.36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.2166" calcext:value-type="float">
            <text:p>33.21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.7484" calcext:value-type="float">
            <text:p>33.74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7351" calcext:value-type="float">
            <text:p>34.73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.9521" calcext:value-type="float">
            <text:p>35.95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1087" calcext:value-type="float">
            <text:p>38.10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.7206" calcext:value-type="float">
            <text:p>38.72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.229" calcext:value-type="float">
            <text:p>40.2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.8372" calcext:value-type="float">
            <text:p>40.83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.04" calcext:value-type="float">
            <text:p>42.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.7805" calcext:value-type="float">
            <text:p>42.78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6271" calcext:value-type="float">
            <text:p>44.62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.4569" calcext:value-type="float">
            <text:p>45.45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.4595" calcext:value-type="float">
            <text:p>47.45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.8333" calcext:value-type="float">
            <text:p>48.8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.4486" calcext:value-type="float">
            <text:p>49.44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.5588" calcext:value-type="float">
            <text:p>51.55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2376" calcext:value-type="float">
            <text:p>52.23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.5455" calcext:value-type="float">
            <text:p>53.54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9898" calcext:value-type="float">
            <text:p>53.98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.7579" calcext:value-type="float">
            <text:p>55.75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.7391" calcext:value-type="float">
            <text:p>57.73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.5506" calcext:value-type="float">
            <text:p>59.55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.2791" calcext:value-type="float">
            <text:p>61.27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1.2791" calcext:value-type="float">
            <text:p>61.27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.6071" calcext:value-type="float">
            <text:p>62.60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.439" calcext:value-type="float">
            <text:p>64.4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4.5488" calcext:value-type="float">
            <text:p>64.54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7778" calcext:value-type="float">
            <text:p>64.77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.6923" calcext:value-type="float">
            <text:p>67.69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.1757" calcext:value-type="float">
            <text:p>71.17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.5068" calcext:value-type="float">
            <text:p>72.50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5714" calcext:value-type="float">
            <text:p>75.57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7647" calcext:value-type="float">
            <text:p>77.76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9.0448" calcext:value-type="float">
            <text:p>79.04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4462" calcext:value-type="float">
            <text:p>81.44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.3077" calcext:value-type="float">
            <text:p>81.30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.1935" calcext:value-type="float">
            <text:p>85.19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.1552" calcext:value-type="float">
            <text:p>91.15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.6271" calcext:value-type="float">
            <text:p>89.6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.8947" calcext:value-type="float">
            <text:p>92.89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.5357" calcext:value-type="float">
            <text:p>94.53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.6964" calcext:value-type="float">
            <text:p>94.69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4.375" calcext:value-type="float">
            <text:p>94.3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.731" calcext:value-type="float">
            <text:p>101.7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.904" calcext:value-type="float">
            <text:p>101.9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.529" calcext:value-type="float">
            <text:p>103.5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.529" calcext:value-type="float">
            <text:p>103.5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.98" calcext:value-type="float">
            <text:p>106.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.796" calcext:value-type="float">
            <text:p>106.7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.625" calcext:value-type="float">
            <text:p>108.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.14" calcext:value-type="float">
            <text:p>104.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.813" calcext:value-type="float">
            <text:p>108.8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.438" calcext:value-type="float">
            <text:p>108.4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.438" calcext:value-type="float">
            <text:p>108.4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8.438" calcext:value-type="float">
            <text:p>108.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.438" calcext:value-type="float">
            <text:p>108.4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.13" calcext:value-type="float">
            <text:p>112.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.366" calcext:value-type="float">
            <text:p>124.3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6.973" calcext:value-type="float">
            <text:p>136.9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2.921" calcext:value-type="float">
            <text:p>132.9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3.714" calcext:value-type="float">
            <text:p>143.7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3.457" calcext:value-type="float">
            <text:p>143.4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1.273" calcext:value-type="float">
            <text:p>151.2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5.688" calcext:value-type="float">
            <text:p>155.6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9.806" calcext:value-type="float">
            <text:p>159.8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.226" calcext:value-type="float">
            <text:p>159.2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4.5" calcext:value-type="float">
            <text:p>164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.065" calcext:value-type="float">
            <text:p>158.0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.5" calcext:value-type="float">
            <text:p>161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6.667" calcext:value-type="float">
            <text:p>176.6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9.429" calcext:value-type="float">
            <text:p>169.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5.333" calcext:value-type="float">
            <text:p>175.3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5.25" calcext:value-type="float">
            <text:p>195.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6.4" calcext:value-type="float">
            <text:p>186.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.739" calcext:value-type="float">
            <text:p>201.7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1.875" calcext:value-type="float">
            <text:p>191.8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0.375" calcext:value-type="float">
            <text:p>190.3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6.364" calcext:value-type="float">
            <text:p>206.3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7.043" calcext:value-type="float">
            <text:p>197.0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4.727" calcext:value-type="float">
            <text:p>204.7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1.857" calcext:value-type="float">
            <text:p>211.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.045" calcext:value-type="float">
            <text:p>201.0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.227" calcext:value-type="float">
            <text:p>200.2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8.429" calcext:value-type="float">
            <text:p>208.42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2.5" calcext:value-type="float">
            <text:p>242.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8.368" calcext:value-type="float">
            <text:p>228.3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8.188" calcext:value-type="float">
            <text:p>268.1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0.353" calcext:value-type="float">
            <text:p>250.3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49.294" calcext:value-type="float">
            <text:p>249.2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3.688" calcext:value-type="float">
            <text:p>263.6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8.625" calcext:value-type="float">
            <text:p>258.6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5.813" calcext:value-type="float">
            <text:p>255.8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90.286" calcext:value-type="float">
            <text:p>290.2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9.643" calcext:value-type="float">
            <text:p>289.6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8.6" calcext:value-type="float">
            <text:p>268.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1.313" calcext:value-type="float">
            <text:p>251.3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5.143" calcext:value-type="float">
            <text:p>285.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2.571" calcext:value-type="float">
            <text:p>282.5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3.538" calcext:value-type="float">
            <text:p>303.5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9.357" calcext:value-type="float">
            <text:p>279.3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5.923" calcext:value-type="float">
            <text:p>295.9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19.75" calcext:value-type="float">
            <text:p>319.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6.273" calcext:value-type="float">
            <text:p>346.2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72.7" calcext:value-type="float">
            <text:p>372.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70.9" calcext:value-type="float">
            <text:p>370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8.2" calcext:value-type="float">
            <text:p>368.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31.545" calcext:value-type="float">
            <text:p>331.5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3.25" calcext:value-type="float">
            <text:p>453.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60.1" calcext:value-type="float">
            <text:p>360.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51.1" calcext:value-type="float">
            <text:p>351.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8.4" calcext:value-type="float">
            <text:p>348.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8.5" calcext:value-type="float">
            <text:p>428.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4.429" calcext:value-type="float">
            <text:p>484.4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0.571" calcext:value-type="float">
            <text:p>480.5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12.75" calcext:value-type="float">
            <text:p>412.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1.625" calcext:value-type="float">
            <text:p>411.6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9.375" calcext:value-type="float">
            <text:p>409.3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7.429" calcext:value-type="float">
            <text:p>457.4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8.125" calcext:value-type="float">
            <text:p>398.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4.571" calcext:value-type="float">
            <text:p>444.5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11.2" calcext:value-type="float">
            <text:p>611.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31.714" calcext:value-type="float">
            <text:p>431.7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9.143" calcext:value-type="float">
            <text:p>429.14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74.5" calcext:value-type="float">
            <text:p>374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1.4" calcext:value-type="float">
            <text:p>591.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5.5" calcext:value-type="float">
            <text:p>485.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5.5" calcext:value-type="float">
            <text:p>725.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3.4" calcext:value-type="float">
            <text:p>573.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4.4" calcext:value-type="float">
            <text:p>564.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0.75" calcext:value-type="float">
            <text:p>700.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91.5" calcext:value-type="float">
            <text:p>1391.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5.5" calcext:value-type="float">
            <text:p>455.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6" calcext:value-type="float">
            <text:p>676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.6399" calcext:value-type="float">
            <text:p>52.6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.611" calcext:value-type="float">
            <text:p>54.6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841" calcext:value-type="float">
            <text:p>55.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.659" calcext:value-type="float">
            <text:p>57.6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.0319" calcext:value-type="float">
            <text:p>59.03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.7681" calcext:value-type="float">
            <text:p>60.76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.6096" calcext:value-type="float">
            <text:p>62.6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.5661" calcext:value-type="float">
            <text:p>64.56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.2925" calcext:value-type="float">
            <text:p>66.29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.2362" calcext:value-type="float">
            <text:p>70.23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.2839" calcext:value-type="float">
            <text:p>72.28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.2317" calcext:value-type="float">
            <text:p>74.23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.7597" calcext:value-type="float">
            <text:p>76.75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7092" calcext:value-type="float">
            <text:p>78.70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7602" calcext:value-type="float">
            <text:p>80.76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.7614" calcext:value-type="float">
            <text:p>83.76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.7903" calcext:value-type="float">
            <text:p>85.7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652" calcext:value-type="float">
            <text:p>88.86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.4885" calcext:value-type="float">
            <text:p>91.48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.4723" calcext:value-type="float">
            <text:p>96.47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733" calcext:value-type="float">
            <text:p>99.97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.03" calcext:value-type="float">
            <text:p>102.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.174" calcext:value-type="float">
            <text:p>104.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6.868" calcext:value-type="float">
            <text:p>106.8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.685" calcext:value-type="float">
            <text:p>110.6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.697" calcext:value-type="float">
            <text:p>112.6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.857" calcext:value-type="float">
            <text:p>115.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.356" calcext:value-type="float">
            <text:p>120.3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.35" calcext:value-type="float">
            <text:p>123.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.146" calcext:value-type="float">
            <text:p>127.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.182" calcext:value-type="float">
            <text:p>131.1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.298" calcext:value-type="float">
            <text:p>133.2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8.511" calcext:value-type="float">
            <text:p>138.5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.677" calcext:value-type="float">
            <text:p>141.6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6.706" calcext:value-type="float">
            <text:p>146.7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.358" calcext:value-type="float">
            <text:p>149.3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3.996" calcext:value-type="float">
            <text:p>153.9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7.92" calcext:value-type="float">
            <text:p>157.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9.957" calcext:value-type="float">
            <text:p>159.9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.195" calcext:value-type="float">
            <text:p>164.1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9.818" calcext:value-type="float">
            <text:p>169.8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2.176" calcext:value-type="float">
            <text:p>172.1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9.662" calcext:value-type="float">
            <text:p>179.6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.304" calcext:value-type="float">
            <text:p>182.3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9.263" calcext:value-type="float">
            <text:p>189.2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2.197" calcext:value-type="float">
            <text:p>192.1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8.347" calcext:value-type="float">
            <text:p>198.3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.572" calcext:value-type="float">
            <text:p>201.5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.113" calcext:value-type="float">
            <text:p>210.1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3.736" calcext:value-type="float">
            <text:p>213.7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5.595" calcext:value-type="float">
            <text:p>215.5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3.364" calcext:value-type="float">
            <text:p>223.3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9.568" calcext:value-type="float">
            <text:p>229.5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1.714" calcext:value-type="float">
            <text:p>231.7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3.072" calcext:value-type="float">
            <text:p>243.0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5.479" calcext:value-type="float">
            <text:p>245.4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0.438" calcext:value-type="float">
            <text:p>250.4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2.994" calcext:value-type="float">
            <text:p>252.9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0.983" calcext:value-type="float">
            <text:p>260.9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9.493" calcext:value-type="float">
            <text:p>269.4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8.577" calcext:value-type="float">
            <text:p>278.5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8.295" calcext:value-type="float">
            <text:p>288.2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8.295" calcext:value-type="float">
            <text:p>288.2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5.159" calcext:value-type="float">
            <text:p>295.1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2.358" calcext:value-type="float">
            <text:p>302.3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2.358" calcext:value-type="float">
            <text:p>302.3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6.091" calcext:value-type="float">
            <text:p>306.0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7.864" calcext:value-type="float">
            <text:p>317.8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0.579" calcext:value-type="float">
            <text:p>330.5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5.046" calcext:value-type="float">
            <text:p>335.0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9.635" calcext:value-type="float">
            <text:p>339.6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4.191" calcext:value-type="float">
            <text:p>354.1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4.609" calcext:value-type="float">
            <text:p>364.6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0.051" calcext:value-type="float">
            <text:p>370.0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1.437" calcext:value-type="float">
            <text:p>381.4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1.437" calcext:value-type="float">
            <text:p>381.4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9.893" calcext:value-type="float">
            <text:p>399.8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7.472" calcext:value-type="float">
            <text:p>427.4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0.227" calcext:value-type="float">
            <text:p>420.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4.972" calcext:value-type="float">
            <text:p>434.9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2.739" calcext:value-type="float">
            <text:p>442.7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2.739" calcext:value-type="float">
            <text:p>442.7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2.739" calcext:value-type="float">
            <text:p>442.7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6.796" calcext:value-type="float">
            <text:p>476.7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6.796" calcext:value-type="float">
            <text:p>476.7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6.145" calcext:value-type="float">
            <text:p>486.1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6.145" calcext:value-type="float">
            <text:p>486.1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5.988" calcext:value-type="float">
            <text:p>505.9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5.988" calcext:value-type="float">
            <text:p>505.9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6.529" calcext:value-type="float">
            <text:p>516.5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5.868" calcext:value-type="float">
            <text:p>495.8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6.529" calcext:value-type="float">
            <text:p>516.5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16.529" calcext:value-type="float">
            <text:p>516.5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6.529" calcext:value-type="float">
            <text:p>516.5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6.529" calcext:value-type="float">
            <text:p>516.5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16.529" calcext:value-type="float">
            <text:p>516.5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38.987" calcext:value-type="float">
            <text:p>538.9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0.964" calcext:value-type="float">
            <text:p>550.9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4.717" calcext:value-type="float">
            <text:p>604.7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6.59" calcext:value-type="float">
            <text:p>576.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0.092" calcext:value-type="float">
            <text:p>670.0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52.458" calcext:value-type="float">
            <text:p>652.4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08.383" calcext:value-type="float">
            <text:p>708.3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08.383" calcext:value-type="float">
            <text:p>708.3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51.315" calcext:value-type="float">
            <text:p>751.3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74.793" calcext:value-type="float">
            <text:p>774.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9.787" calcext:value-type="float">
            <text:p>799.7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99.787" calcext:value-type="float">
            <text:p>799.7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26.446" calcext:value-type="float">
            <text:p>826.4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99.787" calcext:value-type="float">
            <text:p>799.7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26.446" calcext:value-type="float">
            <text:p>826.4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26.446" calcext:value-type="float">
            <text:p>826.4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8.274" calcext:value-type="float">
            <text:p>918.2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18.274" calcext:value-type="float">
            <text:p>918.2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8.274" calcext:value-type="float">
            <text:p>918.2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5.478" calcext:value-type="float">
            <text:p>885.4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8.274" calcext:value-type="float">
            <text:p>918.2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18.274" calcext:value-type="float">
            <text:p>918.2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3.06" calcext:value-type="float">
            <text:p>1033.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1.736" calcext:value-type="float">
            <text:p>991.7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77.97" calcext:value-type="float">
            <text:p>1077.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3.06" calcext:value-type="float">
            <text:p>1033.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3.06" calcext:value-type="float">
            <text:p>1033.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26.97" calcext:value-type="float">
            <text:p>1126.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7.97" calcext:value-type="float">
            <text:p>1077.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26.97" calcext:value-type="float">
            <text:p>1126.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26.97" calcext:value-type="float">
            <text:p>1126.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80.64" calcext:value-type="float">
            <text:p>1180.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6.97" calcext:value-type="float">
            <text:p>1126.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26.97" calcext:value-type="float">
            <text:p>1126.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80.64" calcext:value-type="float">
            <text:p>1180.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77.41" calcext:value-type="float">
            <text:p>1377.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04.92" calcext:value-type="float">
            <text:p>1304.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8.43" calcext:value-type="float">
            <text:p>1458.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49.59" calcext:value-type="float">
            <text:p>1549.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8.43" calcext:value-type="float">
            <text:p>1458.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8.43" calcext:value-type="float">
            <text:p>1458.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49.59" calcext:value-type="float">
            <text:p>1549.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52.89" calcext:value-type="float">
            <text:p>1652.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52.89" calcext:value-type="float">
            <text:p>1652.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49.59" calcext:value-type="float">
            <text:p>1549.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49.59" calcext:value-type="float">
            <text:p>1549.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70.96" calcext:value-type="float">
            <text:p>1770.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0.96" calcext:value-type="float">
            <text:p>1770.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2.89" calcext:value-type="float">
            <text:p>1652.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49.59" calcext:value-type="float">
            <text:p>1549.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70.96" calcext:value-type="float">
            <text:p>1770.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70.96" calcext:value-type="float">
            <text:p>1770.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7.18" calcext:value-type="float">
            <text:p>1907.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70.96" calcext:value-type="float">
            <text:p>1770.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66.12" calcext:value-type="float">
            <text:p>2066.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07.18" calcext:value-type="float">
            <text:p>1907.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66.12" calcext:value-type="float">
            <text:p>2066.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53.94" calcext:value-type="float">
            <text:p>2253.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79.34" calcext:value-type="float">
            <text:p>2479.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66.12" calcext:value-type="float">
            <text:p>2066.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79.34" calcext:value-type="float">
            <text:p>2479.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79.34" calcext:value-type="float">
            <text:p>2479.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79.34" calcext:value-type="float">
            <text:p>2479.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53.94" calcext:value-type="float">
            <text:p>2253.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79.34" calcext:value-type="float">
            <text:p>2479.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79.34" calcext:value-type="float">
            <text:p>2479.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79.34" calcext:value-type="float">
            <text:p>2479.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54.82" calcext:value-type="float">
            <text:p>2754.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32.23" calcext:value-type="float">
            <text:p>4132.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958.68" calcext:value-type="float">
            <text:p>4958.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58.68" calcext:value-type="float">
            <text:p>4958.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198.35" calcext:value-type="float">
            <text:p>6198.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132.23" calcext:value-type="float">
            <text:p>4132.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198.35" calcext:value-type="float">
            <text:p>6198.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958.68" calcext:value-type="float">
            <text:p>4958.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32.23" calcext:value-type="float">
            <text:p>4132.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58.68" calcext:value-type="float">
            <text:p>4958.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958.68" calcext:value-type="float">
            <text:p>4958.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58.68" calcext:value-type="float">
            <text:p>4958.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198.35" calcext:value-type="float">
            <text:p>6198.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396.7" calcext:value-type="float">
            <text:p>12396.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132.23" calcext:value-type="float">
            <text:p>4132.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132.23" calcext:value-type="float">
            <text:p>4132.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541.91" calcext:value-type="float">
            <text:p>3541.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99.17" calcext:value-type="float">
            <text:p>3099.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198.35" calcext:value-type="float">
            <text:p>6198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7:43:31.881978402</meta:creation-date>
    <dc:date>2017-10-13T17:45:56.436278573</dc:date>
    <meta:editing-duration>P0D</meta:editing-duration>
    <meta:editing-cycles>1</meta:editing-cycles>
    <meta:document-statistic meta:table-count="3" meta:cell-count="1350" meta:object-count="0"/>
    <meta:generator>LibreOffice/4.2.8.2$Linux_X86_64 LibreOffice_project/420m0$Build-2</meta:generator>
  </office:meta>
</office:document-meta>
</file>